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ong-run effective demand and residential investment: a Sraffiansupermultiplier based analysis</text:title></text:p>
      <text:p text:style-name="OrgTitle"/>
      <text:p text:style-name="OrgSubtitle"><text:initial-creator>Gabriel Petrini, Lucas Teixeira</text:initial-creator></text:p>
      <text:p text:style-name="OrgSubtitle"/>
      <text:p text:style-name="Text_20_body">In this paper, we build a fully specified parsimonious Sraffian supermultiplier stock-flow consistent model (SSM-SFC) with two non-capacity creating autonomous expenditure: residential investment and debt-financed consumption.
Our model represents a closed and without government economy with workers and capitalist households and only the latter are not not credit constrained.
The introduction of residential investment implies that our SSM-SFC model has two real assets: firms' productive capital and households' real estate.
The numerical simulation experiments report the main standard Sraffian supermultiplier growth models results: 
    (i) income distribution affects growth rate only during the traverse;
    (ii) autonomous expenditures alone affects long-term growth rate and;
    (iii)  utilization rate moves towards the normal one.
As a particular result, an increase of residential investment growth rate increase implies a decrease of real estate share in total real assets.
Therefore, this model introduces both housing and asset bubbles	on Sraffian supermultiplier agenda and extends the range of autonomous expenditures alternatives.
</text:p>
      <text:h text:style-name="Heading_20_1" text:outline-level="1" text:is-list-header="false">
<text:bookmark-start text:name="OrgXref.org0f2e3ac"/>
<text:bookmark text:name="org0f2e3ac"/>Introduction
<text:bookmark-end text:name="OrgXref.org0f2e3ac"/></text:h>
      <text:p text:style-name="Text_20_body">Sraffian supermultiplier growth model (SSM) establishes an important role to non-capacity creating (NCC) autonomous expenditures.
[serrano_long_1995] — and also more recent papers [freitas_growth_2015] — presents the SSM model in a rather parsimonious way as an alternative closure within the demand-led growth model agenda [serrano_sraffian_2017].
In summary,  SSM describes a demand-led growth pattern led by NCC autonomous expenditures.

</text:p>
      <text:p text:style-name="Text_20_body">More recently, SSM has been introduced to broader Post-Keynesian audience by [allain_tackling_2015] and [lavoie_convergence_2016].

Different NNC autonomous expenditures have been included in this framework: debt-financed [pariboni_autonomous_2015,fagundes_role_2017,mandarino_financing_2018] and financial wealth-financed consumption (<text:span text:style-name="OrgCode">\cite{brochier_supermultiplier_2018}</text:span>); government expenditures [allain_tackling_2015] and; exports [nah_long-run_2017].
Nevertheless, housing — another NCC autonomous expenditure — has been systematically neglected. 
Despite its absence in theoretical models, there is a growing empirical literature highlighting its macrodynamic relevance [leamer_housing_2007,jorda_great_2014,fiebiger_semi-autonomous_2018,fiebiger_trend_2017].
One way to connect residential investment with the SSM model is through houses' own interest rate proposed by [teixeira_crescimento_2015].
This particular real interest rate is the relevant one for house investors (households) and allow us to include asset bubble in a SSM-friendly framework.

</text:p>
      <text:p text:style-name="Text_20_body">In this paper, we include residential investment into the the Sraffian supermultiplier model within a SFC framework. 
Section <text:a xlink:type="simple" xlink:href="sec:Review">sec:Review</text:a> reviews heterodox growth models with NCC autonomous expenditures and highlight the lack of residential investment as an autonomous expenditure.
In Section <text:a xlink:type="simple" xlink:href="sec:empirical">sec:empirical</text:a> we will introduce some stylized facts on the relation between dwelling investments and macroeconomic dynamics.
In Section <text:a xlink:type="simple" xlink:href="sec:Model">sec:Model</text:a> we present our SSM-SFC model  with two real assets: firms' capital and household' real estate. 
The analytical solution is presented in Section <text:a xlink:type="simple" xlink:href="sec:Solution">sec:Solution</text:a> in order to assess stability condition since residential investment growth rate is now described by houses' own interest rate.
Next, in Section <text:a xlink:type="simple" xlink:href="sec:Experiments">sec:Experiments</text:a>, we evaluate both traverse and steady-state dynamics through numerical simulations.
The experiments are: decrease in wage-share (Section <text:a xlink:type="simple" xlink:href="sec:Exp1">sec:Exp1</text:a>; increase in real estate inflation (Section <text:a xlink:type="simple" xlink:href="sec:Exp2">sec:Exp2</text:a>) and; a increase in interest rate <text:a xlink:type="simple" xlink:href="sec:Exp3">sec:Exp3</text:a>).
Section <text:a xlink:type="simple" xlink:href="sec:Conclusion">sec:Conclusion</text:a> offers some concluding remarks.
</text:p>
      <text:h text:style-name="Heading_20_1" text:outline-level="1" text:is-list-header="false">
<text:bookmark-start text:name="OrgXref.org7cf817d"/>
<text:bookmark text:name="org7cf817d"/>Empirical Motivation
<text:bookmark-end text:name="OrgXref.org7cf817d"/></text:h>
      <text:p text:style-name="Text_20_body">A current trend among empirical research on demand-led growth is about the role of non-capacity creating autonomous expenditures. [freitas_pattern_2013] present a growth accounting decomposition for the Brazilian economy. Their work show the importance of those expenditures in explaining Brazilian GDP growth between 1970 and 2005. [braga_investment_2018] shows evidence that economic growth and firms investment are explained by unproductive expenditures in Brazilian economy from 1962 to 2015. For the USA, [girardi_long-run_2016] show that autonomous expenditures do cause long run effects on the growth rate. [girardi_autonomous_2018] bring evidence that autonomous expenditures determine the investment share on GDP for twenty OECD countries. 
</text:p>
      <text:p text:style-name="Text_20_body">Nevertheless, there still is a lack of studies on the role of residential investments specifically. With the exception of [leamer_housing_2007], most of those studies were published after the Great Recession 2008-2009 — which made it clear how important this particular expenditure is to USA economic dynamics. <text:span text:style-name="OrgCode">\textcite[p.~2]{leamer_housing_2007}</text:span> shows the central role in explaining US business cycles in the post-war period. Accordingly to Leamer, US business cycles have the pattern ``<text:span text:style-name="OrgCode">\textit{[f]irst homes, then cars, and last business equipment}</text:span>'' <text:span text:style-name="OrgCode">\cite[p.~8]{leamer_housing_2007}</text:span>. 
</text:p>
      <text:p text:style-name="Text_20_body">Figure <text:a xlink:type="simple" xlink:href="Investo_Resid_GDP">Investo_Resid_GDP</text:a> shows how the behavior of residential dynamics can help to predict recessions. Recessions are anticipated by a reduction of residential investment share of GDP, while the expansion of those expenditures precedes economic recovery. The fall of dwellings expenditures in 1966-67 are an exception because the increase of military expenditures because of Vietnam War offset an eventual economic downturn <text:span text:style-name="OrgCode">\cite[p.~20]{leamer_housing_2007}</text:span>. Another exception is the dot-com bubble 2000 crisis that was not caused by residential investment. The Great Recession 2008-2009 is the one in which this pattern is the most evident. 
</text:p>
      <text:p text:style-name="Text_20_body">Figure <text:a xlink:type="simple" xlink:href="fig:cycles">fig:cycles</text:a> depicts the relevance of business cycles in an alternative way<text:note text:id="fn1" text:note-class="footnote"><text:note-citation>1</text:note-citation><text:note-body><text:p text:style-name="Footnote">A similar depiction of business cycles can be found in <text:span text:style-name="OrgCode">\textcite{fiebiger_semi-autonomous_2018}</text:span>.
</text:p></text:note-body></text:note>. Each cycle is represented in a different panel. The vertical axis represents residential investment-GDP ratio and the horizontal axis represents the rate of capacity utilization as a proxy for business cycle. Economic recovery is generally characterized by a growth rate of residential investment greater than GDP rate of growth — with the 1991-2000 period being a particular case. The result is a bigger residential investment-GDP ratio and an also bigger rate of capacity utilization. As firms investment follows the capital stock adjustment principle the accumulation rate increase with the goal to adjust the effective rate of capacity utilization to the normal/planned one. The increase of firms investment growth rate causes the GDP to grow faster than residential investment, therefore reducing the latter share on GDP and also reducing the rate of capacity utilization<text:note text:id="fn2" text:note-class="footnote"><text:note-citation>2</text:note-citation><text:note-body><text:p text:style-name="Footnote">The works of <text:span text:style-name="OrgCode">\textcite{fiebiger_semi-autonomous_2018}</text:span> e <text:span text:style-name="OrgCode">\textcite{fiebiger_trend_2017}</text:span> also report residential investment as an important determinant of economic cycles. Those works associate economic instability to the behavior of (at least some) autonomous expenditures in spite of the behavior firms investment — as it follows capital stock adjustment principle. [dejuan_hidden_2017] and [teixeira_crescimento_2015] find similar results.
</text:p></text:note-body></text:note>. Therefore its is possible to see the stylized fact about the relation among residential investment and economic cycle. 
</text:p>
      <text:p text:style-name="Text_20_body">There is also an indirect relation between housing and aggregate demand. Accordingly to [teixeira_uma_2011], real estate is one of the most commons means of wealth to US households and it serves as collateral to borrowing. [zezza_u.s._2008] and [barba_rising_2009] show that credit-financed consumption was one of the main drivers of economic growth before 2008 subprime crises. Households would increase their indebtedness as houses prices went up as a way to ``realize'' capital gains without selling their homes during the house bubble of the 2000s [teixeira_crescimento_2015]. 
</text:p>
      <text:p text:style-name="Text_20_body">In order to analyze the relation between residential investment, real estate inflation and interest rates, [teixeira_crescimento_2015] introduced houses' own interest rate (<text:span text:style-name="OrgCode">$own$</text:span>). It is a real interest rate, estimated by deflating interest rate on mortgages by real estate inflation. This particular real interest rate is the most relevant for households since it is the real cost in real estate from buying real estate  <text:span text:style-name="OrgCode">\cite[p.~53]{teixeira_crescimento_2015}</text:span>.
Figure <text:a xlink:type="simple" xlink:href="propria_investo">propria_investo</text:a> shows how this  procedure is more adequate than to deflate by a general price index — as <text:span text:style-name="OrgCode">\textcite[p.~143--6]{fair_macroeconometric_2013}</text:span> does — to describe the housing dynamics. It is worth noting that during a housing bubble period, it is real estate inflation that governs own's interest rate dynamics.
Therefore, the lower this rate is, the greater the capital gains (in real estate) for speculating with real estate will be. This negative relation between houses' own interest rate and residential investment is shown in Figure <text:span text:style-name="OrgCode">\ref{propria_investo}</text:span> in which this particular real interest rate has been gradually decreased over the real estate boom (2002-5).
</text:p>
      <text:p text:style-name="Text_20_body">Despite shedding light on some relevant relationships, <text:span text:style-name="OrgCode">\citeauthor*{teixeira_crescimento_2015}</text:span>'s <text:span text:style-name="OrgCode">\citeyear{teixeira_crescimento_2015}</text:span> proposition was not presented in a numerical simulation model and this will be done in Section <text:span text:style-name="OrgCode">\ref{sec:Model}</text:span>.
Understood how important is residential investment to economic dynamics (specially to the US economy), in the next section we will present and compare different heterodox models of economic growth with special focus on how they incorporate non-capacity creating autonomous expenditures. 
</text:p>
      <text:h text:style-name="Heading_20_1" text:outline-level="1" text:is-list-header="false">
<text:bookmark-start text:name="OrgXref.org4ba91b2"/>
<text:bookmark text:name="org4ba91b2"/>The absence of residential investment in demand-led growth models
<text:bookmark-end text:name="OrgXref.org4ba91b2"/></text:h>
      <text:h text:style-name="Heading_20_1" text:outline-level="1" text:is-list-header="false">
<text:bookmark-start text:name="OrgXref.org49cf94c"/>
<text:bookmark text:name="org49cf94c"/>A Sraffian supermultiplier SFC model with residential investment
<text:bookmark-end text:name="OrgXref.org49cf94c"/></text:h>
      <text:h text:style-name="Heading_20_2" text:outline-level="2" text:is-list-header="false">
<text:bookmark-start text:name="OrgXref.orgf2a7fc7"/>
<text:bookmark text:name="orgf2a7fc7"/>General equations
<text:bookmark-end text:name="OrgXref.orgf2a7fc7"/></text:h>
      <text:h text:style-name="Heading_20_2" text:outline-level="2" text:is-list-header="false">
<text:bookmark-start text:name="OrgXref.orgee0422b"/>
<text:bookmark text:name="orgee0422b"/>Firms
<text:bookmark-end text:name="OrgXref.orgee0422b"/></text:h>
      <text:h text:style-name="Heading_20_2" text:outline-level="2" text:is-list-header="false">
<text:bookmark-start text:name="OrgXref.org7fc258c"/>
<text:bookmark text:name="org7fc258c"/>Banks
<text:bookmark-end text:name="OrgXref.org7fc258c"/></text:h>
      <text:h text:style-name="Heading_20_2" text:outline-level="2" text:is-list-header="false">
<text:bookmark-start text:name="OrgXref.org1011747"/>
<text:bookmark text:name="org1011747"/>Households
<text:bookmark-end text:name="OrgXref.org1011747"/></text:h>
      <text:h text:style-name="Heading_20_1" text:outline-level="1" text:is-list-header="false">
<text:bookmark-start text:name="OrgXref.orgd980b9f"/>
<text:bookmark text:name="orgd980b9f"/>Analytical Solution
<text:bookmark-end text:name="OrgXref.orgd980b9f"/></text:h>
      <text:h text:style-name="Heading_20_1" text:outline-level="1" text:is-list-header="false">
<text:bookmark-start text:name="OrgXref.orgd436c91"/>
<text:bookmark text:name="orgd436c91"/>Numerical Simulations
<text:bookmark-end text:name="OrgXref.orgd436c91"/></text:h>
      <text:h text:style-name="Heading_20_2" text:outline-level="2" text:is-list-header="false">
<text:bookmark-start text:name="OrgXref.org6fe2abc"/>
<text:bookmark text:name="org6fe2abc"/>Wage-share decrease
<text:bookmark-end text:name="OrgXref.org6fe2abc"/></text:h>
      <text:h text:style-name="Heading_20_2" text:outline-level="2" text:is-list-header="false">
<text:bookmark-start text:name="OrgXref.org666d2f4"/>
<text:bookmark text:name="org666d2f4"/>Real estate inflation
<text:bookmark-end text:name="OrgXref.org666d2f4"/></text:h>
      <text:h text:style-name="Heading_20_2" text:outline-level="2" text:is-list-header="false">
<text:bookmark-start text:name="OrgXref.org4af8263"/>
<text:bookmark text:name="org4af8263"/>Interest rate increase
<text:bookmark-end text:name="OrgXref.org4af8263"/></text:h>
      <text:h text:style-name="Heading_20_1" text:outline-level="1" text:is-list-header="false">
<text:bookmark-start text:name="OrgXref.orgdc476b5"/>
<text:bookmark text:name="orgdc476b5"/>Concluding Remarks
<text:bookmark-end text:name="OrgXref.orgdc476b5"/></text:h>
      <text:p text:style-name="Text_20_body">This paper contributes to demand-led growth agenda, taking in consideration recent efforts of embedding it in a SFC framework.
Our novelty is twofold: (i) inclusion of residential investment and (ii) determination of its growth rate by houses' own interest rate.
Residential investment was included due to recent empirical works showing its relevance for macroeconomic dynamics.
Houses' own interest rate allowed us to include asset bubbles in a Sraffian strand.
As far as we know, none works have described this expenditure with this particular real interest rate.
</text:p>
      <text:p text:style-name="Text_20_body">Our model reports standard results of Sraffian supermultiplier:
    (i) utilization rate converges to the normal one through changes on firms' marginal propensity to invest;
    (ii) GDP growth rate converges to NCC autonomous expenditure growth rate and;
    (iii) income distribution affects growth rate only during the traverse.
A particular feature of our model is the dual composition of capital stock: firms' capacity creating and real estate.
The most distinct result is the decrease of houses share on capital stock due to the increase of residential investment growth rate.
Although counterintuitive, this occurs because firms react to the discrepancies between actual and desired utilization rates.
In other words, for capacity utilization converges to the normal one,  firms' investment needs to grow temporarily faster than residential investment, changing the ratio between houses and total capital stock at the fully adjusted position.
</text:p>
      <text:p text:style-name="Text_20_body">Finally, it worth noting that this is a first step of a wider research agenda on the role of residential investment for economic growth and business cycles. 
Future research should increase the complexity of this model in order to understand some recent dynamics (such as increases of mortgages share on banks' balance sheet). 
In regarding residential investment, some extensions are: exploring other determinants of its growth rate and  its effects on banks' net financial wealth.
This emerging ``housing agenda'' should also moves towards empirical grounds.
For example, future research could assess whether or not houses' own interest rate describes residential investment growth rate econometrically.
</text:p>
      <text:h text:style-name="Heading_20_1_unnumbered" text:outline-level="1" text:is-list-header="true">
<text:bookmark-start text:name="OrgXref.org7604e97"/>
<text:bookmark text:name="org7604e97"/>Acknowledgments
<text:bookmark-end text:name="OrgXref.org7604e97"/></text:h>
      <text:h text:style-name="Heading_20_1_unnumbered" text:outline-level="1" text:is-list-header="true">
<text:bookmark-start text:name="OrgXref.orga8ab3c0"/>
<text:bookmark text:name="orga8ab3c0"/>Disclosure statement
<text:bookmark-end text:name="OrgXref.orga8ab3c0"/></text:h>
      <text:p text:style-name="Text_20_body">No potential conflict of interest was reported by the authors.
</text:p>
      <text:h text:style-name="Heading_20_1_unnumbered" text:outline-level="1" text:is-list-header="true">
<text:bookmark-start text:name="OrgXref.org489ddbb"/>
<text:bookmark text:name="org489ddbb"/>References
<text:bookmark-end text:name="OrgXref.org489ddbb"/></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Gabriel Petrini, Lucas Teixeira</dc:creator>
    <meta:initial-creator>Gabriel Petrini, Lucas Teixeira</meta:initial-creator>
    <dc:date>2020-08-03T15:24:41</dc:date>
    <meta:creation-date>2020-08-03T15:24:41</meta:creation-date>
    <meta:generator>Emacs 26.3 (Org mode 9.3.7)</meta:generator>
    <meta:keyword/>
    <dc:subject/>
    <dc:title>Long-run effective demand and residential investment: a Sraffiansupermultiplier based analysis</dc:title>
  </office:meta>
</office:document-meta>
</file>